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Input Size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8" calcext:value-type="float">
            <text:p>0.268</text:p>
          </table:table-cell>
          <table:table-cell office:value-type="float" office:value="0.4024" calcext:value-type="float">
            <text:p>0.4024</text:p>
          </table:table-cell>
          <table:table-cell office:value-type="float" office:value="20.4875" calcext:value-type="float">
            <text:p>20.487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41" calcext:value-type="float">
            <text:p>2.941</text:p>
          </table:table-cell>
          <table:table-cell office:value-type="float" office:value="4.521" calcext:value-type="float">
            <text:p>4.521</text:p>
          </table:table-cell>
          <table:table-cell office:value-type="float" office:value="247.196" calcext:value-type="float">
            <text:p>247.19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752" calcext:value-type="float">
            <text:p>32.752</text:p>
          </table:table-cell>
          <table:table-cell office:value-type="float" office:value="50.36" calcext:value-type="float">
            <text:p>50.36</text:p>
          </table:table-cell>
          <table:table-cell office:value-type="float" office:value="2967.8" calcext:value-type="float">
            <text:p>2967.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2.485" calcext:value-type="float">
            <text:p>362.485</text:p>
          </table:table-cell>
          <table:table-cell office:value-type="float" office:value="557.8" calcext:value-type="float">
            <text:p>557.8</text:p>
          </table:table-cell>
          <table:table-cell office:value-type="float" office:value="26047.4081" calcext:value-type="float">
            <text:p>26047.408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6.289" calcext:value-type="float">
            <text:p>4006.289</text:p>
          </table:table-cell>
          <table:table-cell office:value-type="float" office:value="6186" calcext:value-type="float">
            <text:p>6186</text:p>
          </table:table-cell>
          <table:table-cell office:value-type="float" office:value="289445.7895" calcext:value-type="float">
            <text:p>289445.78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8:06:15.194897067</meta:creation-date>
    <dc:date>2019-04-04T19:47:46.101533485</dc:date>
    <meta:editing-duration>PT1H21M10S</meta:editing-duration>
    <meta:editing-cycles>1</meta:editing-cycles>
    <meta:document-statistic meta:table-count="1" meta:cell-count="28" meta:object-count="0"/>
    <meta:generator>LibreOffice/6.2.2.2$Linux_X86_64 LibreOffice_project/20$Build-2</meta:generator>
  </office:meta>
</office:document-meta>
</file>